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333in"/>
    </style:style>
    <style:style style:name="Table1.B" style:family="table-column">
      <style:table-column-properties style:column-width="1.8021in"/>
    </style:style>
    <style:style style:name="Table1.C" style:family="table-column">
      <style:table-column-properties style:column-width="4.2917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none"/>
    </style:style>
    <style:style style:name="Table1.C2" style:family="table-cell">
      <style:table-cell-properties fo:padding="0.0382in" fo:border-left="0.05pt solid #000000" fo:border-right="0.05pt solid #000000" fo:border-top="none" fo:border-bottom="none"/>
    </style:style>
    <style:style style:name="Table1.A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Commands" style:family="table">
      <style:table-properties style:width="6.9271in" fo:margin-left="0in" table:align="left"/>
    </style:style>
    <style:style style:name="Commands.A" style:family="table-column">
      <style:table-column-properties style:column-width="0.9896in"/>
    </style:style>
    <style:style style:name="Commands.B" style:family="table-column">
      <style:table-column-properties style:column-width="0.6458in"/>
    </style:style>
    <style:style style:name="Commands.C" style:family="table-column">
      <style:table-column-properties style:column-width="2.4479in"/>
    </style:style>
    <style:style style:name="Commands.D" style:family="table-column">
      <style:table-column-properties style:column-width="2.8438in"/>
    </style:style>
    <style:style style:name="Commands.A1" style:family="table-cell">
      <style:table-cell-properties fo:padding="0.0382in" fo:border-left="0.05pt solid #000000" fo:border-right="none" fo:border-top="0.05pt solid #000000" fo:border-bottom="0.05pt solid #000000"/>
    </style:style>
    <style:style style:name="Commands.D1" style:family="table-cell">
      <style:table-cell-properties fo:padding="0.0382in" fo:border="0.05pt solid #000000"/>
    </style:style>
    <style:style style:name="Commands.A2" style:family="table-cell">
      <style:table-cell-properties fo:padding="0.0382in" fo:border-left="0.05pt solid #000000" fo:border-right="none" fo:border-top="0.05pt solid #000000" fo:border-bottom="none"/>
    </style:style>
    <style:style style:name="Commands.D2" style:family="table-cell">
      <style:table-cell-properties fo:padding="0.0382in" fo:border-left="0.05pt solid #000000" fo:border-right="0.05pt solid #000000" fo:border-top="0.05pt solid #000000" fo:border-bottom="none"/>
    </style:style>
    <style:style style:name="Commands.A3" style:family="table-cell">
      <style:table-cell-properties fo:padding="0.0382in" fo:border-left="0.05pt solid #000000" fo:border-right="none" fo:border-top="none" fo:border-bottom="none"/>
    </style:style>
    <style:style style:name="Commands.D3" style:family="table-cell">
      <style:table-cell-properties fo:padding="0.0382in" fo:border-left="0.05pt solid #000000" fo:border-right="0.05pt solid #000000" fo:border-top="none" fo:border-bottom="none"/>
    </style:style>
    <style:style style:name="Commands.A8" style:family="table-cell">
      <style:table-cell-properties fo:padding="0.0382in" fo:border-left="0.05pt solid #000000" fo:border-right="none" fo:border-top="none" fo:border-bottom="0.05pt solid #000000"/>
    </style:style>
    <style:style style:name="Commands.D8" style:family="table-cell">
      <style:table-cell-properties fo:padding="0.0382in" fo:border-left="0.05pt solid #000000" fo:border-right="0.05pt solid #000000" fo:border-top="none" fo:border-bottom="0.05pt solid #000000"/>
    </style:style>
    <style:style style:name="DataValues" style:family="table">
      <style:table-properties style:width="6.9271in" fo:margin-left="0in" table:align="left"/>
    </style:style>
    <style:style style:name="DataValues.A" style:family="table-column">
      <style:table-column-properties style:column-width="1.0625in"/>
    </style:style>
    <style:style style:name="DataValues.B" style:family="table-column">
      <style:table-column-properties style:column-width="1.125in"/>
    </style:style>
    <style:style style:name="DataValues.C" style:family="table-column">
      <style:table-column-properties style:column-width="4.7396in"/>
    </style:style>
    <style:style style:name="DataValues.A1" style:family="table-cell">
      <style:table-cell-properties fo:padding="0.0382in" fo:border-left="0.05pt solid #000000" fo:border-right="none" fo:border-top="0.05pt solid #000000" fo:border-bottom="0.05pt solid #000000"/>
    </style:style>
    <style:style style:name="DataValues.C1" style:family="table-cell">
      <style:table-cell-properties fo:padding="0.0382in" fo:border="0.05pt solid #000000"/>
    </style:style>
    <style:style style:name="DataValues.A2" style:family="table-cell">
      <style:table-cell-properties fo:padding="0.0382in" fo:border-left="0.05pt solid #000000" fo:border-right="none" fo:border-top="none" fo:border-bottom="0.05pt solid #000000"/>
    </style:style>
    <style:style style:name="DataValue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FreeSans"/>
    </style:style>
    <style:style style:name="P2" style:family="paragraph" style:parent-style-name="Standard">
      <style:text-properties style:font-name="FreeSans" fo:font-weight="bold" style:font-weight-asian="bold" style:font-weight-complex="bold"/>
    </style:style>
    <style:style style:name="P3" style:family="paragraph" style:parent-style-name="Standard">
      <style:paragraph-properties fo:text-align="center" style:justify-single-word="false"/>
      <style:text-properties style:font-name="FreeSans" fo:font-weight="bold" style:font-weight-asian="bold" style:font-weight-complex="bold"/>
    </style:style>
    <style:style style:name="P4" style:family="paragraph" style:parent-style-name="Standard">
      <style:text-properties style:font-name="FreeSans" fo:font-weight="normal" style:font-weight-asian="normal" style:font-weight-complex="normal"/>
    </style:style>
    <style:style style:name="P5" style:family="paragraph" style:parent-style-name="Standard">
      <style:paragraph-properties fo:text-align="center" style:justify-single-word="false"/>
      <style:text-properties style:font-name="FreeSans" fo:font-weight="normal" style:font-weight-asian="normal" style:font-weight-complex="normal"/>
    </style:style>
    <style:style style:name="P6" style:family="paragraph" style:parent-style-name="Standard">
      <style:paragraph-properties fo:text-align="center" style:justify-single-word="false"/>
      <style:text-properties style:font-name="FreeSan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FreeSans" fo:font-size="12pt" fo:font-weight="bold" style:font-size-asian="10.5pt" style:font-weight-asian="bold" style:font-size-complex="12pt" style:font-weight-complex="bold"/>
    </style:style>
    <style:style style:name="P8" style:family="paragraph" style:parent-style-name="Standard">
      <style:text-properties style:font-name="FreeSans" fo:font-size="11pt" style:font-size-asian="11pt" style:font-size-complex="11pt"/>
    </style:style>
    <style:style style:name="P9" style:family="paragraph" style:parent-style-name="Standard">
      <style:paragraph-properties fo:text-align="center" style:justify-single-word="false"/>
      <style:text-properties style:font-name="FreeSans"/>
    </style:style>
    <style:style style:name="P10" style:family="paragraph" style:parent-style-name="Standard">
      <style:paragraph-properties fo:text-align="center" style:justify-single-word="false" fo:break-before="page"/>
      <style:text-properties style:font-name="FreeSans" fo:font-weight="bold" style:font-weight-asian="bold" style:font-weight-complex="bold"/>
    </style:style>
    <style:style style:name="P11" style:family="paragraph" style:parent-style-name="Table_20_Contents">
      <style:text-properties style:font-name="FreeSans" fo:font-size="10pt" style:font-size-asian="10pt" style:font-size-complex="10pt"/>
    </style:style>
    <style:style style:name="P12" style:family="paragraph" style:parent-style-name="Table_20_Contents">
      <style:paragraph-properties fo:text-align="center" style:justify-single-word="false"/>
      <style:text-properties style:font-name="FreeSans" fo:font-size="10pt" style:font-size-asian="10pt" style:font-size-complex="10pt"/>
    </style:style>
    <style:style style:name="P13" style:family="paragraph" style:parent-style-name="Table_20_Contents">
      <style:paragraph-properties fo:text-align="start" style:justify-single-word="false"/>
      <style:text-properties style:font-name="FreeSans" fo:font-size="10pt" style:font-size-asian="10pt" style:font-size-complex="10pt"/>
    </style:style>
    <style:style style:name="P14" style:family="paragraph" style:parent-style-name="Table_20_Contents">
      <style:text-properties style:font-name="FreeSans"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style:font-name="FreeSans" fo:font-size="10pt" fo:font-weight="bold" style:font-size-asian="10pt" style:font-weight-asian="bold" style:font-size-complex="10pt" style:font-weight-complex="bold"/>
    </style:style>
    <style:style style:name="P16" style:family="paragraph" style:parent-style-name="Standard">
      <style:paragraph-properties fo:margin-left="0.4925in" fo:margin-right="0in" fo:text-indent="0in" style:auto-text-indent="false"/>
      <style:text-properties style:font-name="FreeSans" fo:font-size="11pt" style:font-size-asian="11pt" style:font-size-complex="11pt"/>
    </style:style>
    <style:style style:name="P17" style:family="paragraph" style:parent-style-name="Standard">
      <style:text-properties style:font-name="FreeSans"/>
    </style:style>
    <style:style style:name="P18" style:family="paragraph" style:parent-style-name="Standard">
      <style:paragraph-properties fo:break-before="page"/>
      <style:text-properties style:font-name="FreeSan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londike Technical Reference</text:p>
      <text:p text:style-name="P7"/>
      <text:p text:style-name="P8">This document describes technical details and operation of the Klondike Bitcoin miners.</text:p>
      <text:p text:style-name="P8"/>
      <text:p text:style-name="P8">There are currently three related but different designs:</text:p>
      <text:p text:style-name="P8"/>
      <text:p text:style-name="P16">K1 (Nano)<text:tab/>- a small USB dongle containing one Avalon ASIC.</text:p>
      <text:p text:style-name="P16">K16<text:tab/><text:tab/>- a medium size 10cm x 10cm board containing 16 Avalon ASICs.</text:p>
      <text:p text:style-name="P16">K64<text:tab/><text:tab/>- a 4-up chained panelization of the K16 design, 20cm x 20cm.</text:p>
      <text:p text:style-name="P8"/>
      <text:p text:style-name="P8">These designs are based on a PIC16LF1459 micro-controller with USB connectivity. This device is low-cost and has enough functionality to handle all the tasks required. </text:p>
      <text:p text:style-name="P8"/>
      <text:p text:style-name="P8">The following PIC hardware functions are utilized in the Klondike:</text:p>
      <text:p text:style-name="P8"/>
      <text:p text:style-name="P16">USB engine – with software stack support, provides for host control.</text:p>
      <text:p text:style-name="P16">I2C engine – simple bus to communicate with chained boards.</text:p>
      <text:p text:style-name="P16">USART – used to receive result data from the ASICs on board.</text:p>
      <text:p text:style-name="P16">Timer0 – provide timing for ASIC work progress and housekeeping.</text:p>
      <text:p text:style-name="P16">Timer1 – measure fan tachometer output for fan speed (K16,K64).</text:p>
      <text:p text:style-name="P16">Timer2,PWM – <text:s/>provide fan speed control (K16,K64).</text:p>
      <text:p text:style-name="P16">Temperature Sensor – for monitoring successful heat dissipation.</text:p>
      <text:p text:style-name="P16">ADC – for measuring an external thermistor, as above (K16, K64).</text:p>
      <text:p text:style-name="P16">I/O pins – send data to the ASIC chain, enable clock, drive an LED indicator.</text:p>
      <text:p text:style-name="P8"/>
      <text:p text:style-name="P8">Upon device start up the PIC is programmed to attach to a USB host as a device with serial emulation. If it cannot detect a USB host then it falls back on I2C for host control. It monitors both these channels until it can begin operation which consists of accepting commands from it's host master. These commands are described in detail in this document.</text:p>
      <text:p text:style-name="P8"/>
      <text:p text:style-name="P8">In addition to the PIC controller the Klondike board also contains suitable regulated power <text:s/>and primary clock generation for the ASICs on board. This consists of 1.2V core power, 3.3V I/O and PIC power, and 1.2V clock generator power. The 1.2V core and 3.3V power are provided using buck regulator switching technology. The 1.2V clock generator supply is provided by a linear regulator to isolate it from the core supply. The clock is provided by a high precision oscillator package, or optionally from the internal PIC clock generator.</text:p>
      <text:p text:style-name="P8"/>
      <text:p text:style-name="P8">The K1 design uses a buck regulator only for the 1.2V core supply. The other two supplies are provided by linear regulation. All three are derived from the USB 5V supply. The K16 / K64 source power from a 12V ATX type power supply.</text:p>
      <text:p text:style-name="P10">PIC16LF1459 Pin Allocation</text:p>
      <text:p text:style-name="P1"/>
      <text:p text:style-name="P8">The following table indicates the use allocated to each PIC I/O pi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Pin#</text:p>
          </table:table-cell>
          <table:table-cell table:style-name="Table1.A1" office:value-type="string">
            <text:p text:style-name="P3">Name </text:p>
          </table:table-cell>
          <table:table-cell table:style-name="Table1.C1" office:value-type="string">
            <text:p text:style-name="P2">Klondike Usage</text:p>
          </table:table-cell>
        </table:table-row>
        <table:table-row>
          <table:table-cell table:style-name="Table1.A2" office:value-type="string">
            <text:p text:style-name="P5">19</text:p>
          </table:table-cell>
          <table:table-cell table:style-name="Table1.A2" office:value-type="string">
            <text:p text:style-name="P5">RA0</text:p>
          </table:table-cell>
          <table:table-cell table:style-name="Table1.C2" office:value-type="string">
            <text:p text:style-name="P4">USB D+</text:p>
          </table:table-cell>
        </table:table-row>
        <table:table-row>
          <table:table-cell table:style-name="Table1.A2" office:value-type="string">
            <text:p text:style-name="P5">18</text:p>
          </table:table-cell>
          <table:table-cell table:style-name="Table1.A2" office:value-type="string">
            <text:p text:style-name="P5">RA1</text:p>
          </table:table-cell>
          <table:table-cell table:style-name="Table1.C2" office:value-type="string">
            <text:p text:style-name="P4">USB D-</text:p>
          </table:table-cell>
        </table:table-row>
        <table:table-row>
          <table:table-cell table:style-name="Table1.A2" office:value-type="string">
            <text:p text:style-name="P5">4</text:p>
          </table:table-cell>
          <table:table-cell table:style-name="Table1.A2" office:value-type="string">
            <text:p text:style-name="P5">RA3</text:p>
          </table:table-cell>
          <table:table-cell table:style-name="Table1.C2" office:value-type="string">
            <text:p text:style-name="P4">Fan tachometer sense input (also MCLR to program)</text:p>
          </table:table-cell>
        </table:table-row>
        <table:table-row>
          <table:table-cell table:style-name="Table1.A2" office:value-type="string">
            <text:p text:style-name="P5">3</text:p>
          </table:table-cell>
          <table:table-cell table:style-name="Table1.A2" office:value-type="string">
            <text:p text:style-name="P5">RA4</text:p>
          </table:table-cell>
          <table:table-cell table:style-name="Table1.C2" office:value-type="string">
            <text:p text:style-name="P4">CLK_EN enable ASIC clock (optionally CLK_OUT)</text:p>
          </table:table-cell>
        </table:table-row>
        <table:table-row>
          <table:table-cell table:style-name="Table1.A2" office:value-type="string">
            <text:p text:style-name="P5">2</text:p>
          </table:table-cell>
          <table:table-cell table:style-name="Table1.A2" office:value-type="string">
            <text:p text:style-name="P5">RA5</text:p>
          </table:table-cell>
          <table:table-cell table:style-name="Table1.C2" office:value-type="string">
            <text:p text:style-name="P4">Drives LED for activity indication</text:p>
          </table:table-cell>
        </table:table-row>
        <table:table-row>
          <table:table-cell table:style-name="Table1.A2" office:value-type="string">
            <text:p text:style-name="P5">13</text:p>
          </table:table-cell>
          <table:table-cell table:style-name="Table1.A2" office:value-type="string">
            <text:p text:style-name="P5">RB4</text:p>
          </table:table-cell>
          <table:table-cell table:style-name="Table1.C2" office:value-type="string">
            <text:p text:style-name="P4">I2C data to slaves (SDA)</text:p>
          </table:table-cell>
        </table:table-row>
        <table:table-row>
          <table:table-cell table:style-name="Table1.A2" office:value-type="string">
            <text:p text:style-name="P5">12</text:p>
          </table:table-cell>
          <table:table-cell table:style-name="Table1.A2" office:value-type="string">
            <text:p text:style-name="P5">RB5</text:p>
          </table:table-cell>
          <table:table-cell table:style-name="Table1.C2" office:value-type="string">
            <text:p text:style-name="P4">ASIC REPORT data input (both banks)</text:p>
          </table:table-cell>
        </table:table-row>
        <table:table-row>
          <table:table-cell table:style-name="Table1.A2" office:value-type="string">
            <text:p text:style-name="P5">11</text:p>
          </table:table-cell>
          <table:table-cell table:style-name="Table1.A2" office:value-type="string">
            <text:p text:style-name="P5">RB6</text:p>
          </table:table-cell>
          <table:table-cell table:style-name="Table1.C2" office:value-type="string">
            <text:p text:style-name="P4">I2C clock to slaves (SCL)</text:p>
          </table:table-cell>
        </table:table-row>
        <table:table-row>
          <table:table-cell table:style-name="Table1.A2" office:value-type="string">
            <text:p text:style-name="P5">10</text:p>
          </table:table-cell>
          <table:table-cell table:style-name="Table1.A2" office:value-type="string">
            <text:p text:style-name="P5">RB7</text:p>
          </table:table-cell>
          <table:table-cell table:style-name="Table1.C2" office:value-type="string">
            <text:p text:style-name="P4">ASIC REPORT clock input (both banks)</text:p>
          </table:table-cell>
        </table:table-row>
        <table:table-row>
          <table:table-cell table:style-name="Table1.A2" office:value-type="string">
            <text:p text:style-name="P5">16</text:p>
          </table:table-cell>
          <table:table-cell table:style-name="Table1.A2" office:value-type="string">
            <text:p text:style-name="P5">RC0</text:p>
          </table:table-cell>
          <table:table-cell table:style-name="Table1.C2" office:value-type="string">
            <text:p text:style-name="P4">ICSPDAT – programming data (otherwise unused)</text:p>
          </table:table-cell>
        </table:table-row>
        <table:table-row>
          <table:table-cell table:style-name="Table1.A2" office:value-type="string">
            <text:p text:style-name="P5">15</text:p>
          </table:table-cell>
          <table:table-cell table:style-name="Table1.A2" office:value-type="string">
            <text:p text:style-name="P5">RC1</text:p>
          </table:table-cell>
          <table:table-cell table:style-name="Table1.C2" office:value-type="string">
            <text:p text:style-name="P4">ICSPCLK – programming clock (otherwise unused)</text:p>
          </table:table-cell>
        </table:table-row>
        <table:table-row>
          <table:table-cell table:style-name="Table1.A2" office:value-type="string">
            <text:p text:style-name="P5">14</text:p>
          </table:table-cell>
          <table:table-cell table:style-name="Table1.A2" office:value-type="string">
            <text:p text:style-name="P5">RC2</text:p>
          </table:table-cell>
          <table:table-cell table:style-name="Table1.C2" office:value-type="string">
            <text:p text:style-name="P4">Analog input for Thermistor voltage</text:p>
          </table:table-cell>
        </table:table-row>
        <table:table-row>
          <table:table-cell table:style-name="Table1.A2" office:value-type="string">
            <text:p text:style-name="P5">7</text:p>
          </table:table-cell>
          <table:table-cell table:style-name="Table1.A2" office:value-type="string">
            <text:p text:style-name="P5">RC3</text:p>
          </table:table-cell>
          <table:table-cell table:style-name="Table1.C2" office:value-type="string">
            <text:p text:style-name="P4">DIN_9N – config data to ASIC bank 2 - P</text:p>
          </table:table-cell>
        </table:table-row>
        <table:table-row>
          <table:table-cell table:style-name="Table1.A2" office:value-type="string">
            <text:p text:style-name="P5">6</text:p>
          </table:table-cell>
          <table:table-cell table:style-name="Table1.A2" office:value-type="string">
            <text:p text:style-name="P5">RC4</text:p>
          </table:table-cell>
          <table:table-cell table:style-name="Table1.C2" office:value-type="string">
            <text:p text:style-name="P4">DIN_9P – config data to ASIC bank 2 - N</text:p>
          </table:table-cell>
        </table:table-row>
        <table:table-row>
          <table:table-cell table:style-name="Table1.A2" office:value-type="string">
            <text:p text:style-name="P5">5</text:p>
          </table:table-cell>
          <table:table-cell table:style-name="Table1.A2" office:value-type="string">
            <text:p text:style-name="P5">RC5</text:p>
          </table:table-cell>
          <table:table-cell table:style-name="Table1.C2" office:value-type="string">
            <text:p text:style-name="P4">PWM output to control fan via Power MOSFET</text:p>
          </table:table-cell>
        </table:table-row>
        <table:table-row>
          <table:table-cell table:style-name="Table1.A2" office:value-type="string">
            <text:p text:style-name="P5">8</text:p>
          </table:table-cell>
          <table:table-cell table:style-name="Table1.A2" office:value-type="string">
            <text:p text:style-name="P5">RC6</text:p>
          </table:table-cell>
          <table:table-cell table:style-name="Table1.C2" office:value-type="string">
            <text:p text:style-name="P4">DIN_6N – config data to ASIC bank 1 - P</text:p>
          </table:table-cell>
        </table:table-row>
        <table:table-row>
          <table:table-cell table:style-name="Table1.A18" office:value-type="string">
            <text:p text:style-name="P5">9</text:p>
          </table:table-cell>
          <table:table-cell table:style-name="Table1.A18" office:value-type="string">
            <text:p text:style-name="P5">RC7</text:p>
          </table:table-cell>
          <table:table-cell table:style-name="Table1.C18" office:value-type="string">
            <text:p text:style-name="P4">DIN_6P – config data to ASIC bank 1 - N</text:p>
          </table:table-cell>
        </table:table-row>
      </table:table>
      <text:p text:style-name="P1"/>
      <text:p text:style-name="P8">Two Klondike board variants support either the SSOP 20-pin or QFN 20-pin packages.</text:p>
      <text:p text:style-name="P1"/>
      <text:p text:style-name="P1"/>
      <text:p text:style-name="P10">Klondike Command Protocol</text:p>
      <text:p text:style-name="P1"/>
      <text:p text:style-name="P8">The Klondike device chain is controlled by a host master using a simple command protocol. Each command consists of:</text:p>
      <text:p text:style-name="P8"/>
      <text:p text:style-name="P8">&lt;cmd&gt; single char <text:s/>&lt;address&gt; 1 byte, followed any required data.</text:p>
      <text:p text:style-name="P8"/>
      <text:p text:style-name="P8">&lt;address&gt; is a single byte binary ID ranging from 0 up to &lt;slaves&gt;, and is always the first parameter after a command. Not shown in the table below for brevity.</text:p>
      <text:p text:style-name="P8"/>
      <text:p text:style-name="P8">Replies also start with the same &lt;cmd&gt;&lt;address&gt; pattern, not shown.</text:p>
      <text:p text:style-name="P1"/>
      <table:table table:name="Commands" table:style-name="Commands">
        <table:table-column table:style-name="Commands.A"/>
        <table:table-column table:style-name="Commands.B"/>
        <table:table-column table:style-name="Commands.C"/>
        <table:table-column table:style-name="Commands.D"/>
        <table:table-row>
          <table:table-cell table:style-name="Commands.A1" office:value-type="string">
            <text:p text:style-name="P14">Command</text:p>
          </table:table-cell>
          <table:table-cell table:style-name="Commands.A1" office:value-type="string">
            <text:p text:style-name="P15">Code</text:p>
          </table:table-cell>
          <table:table-cell table:style-name="Commands.A1" office:value-type="string">
            <text:p text:style-name="P14">Data</text:p>
          </table:table-cell>
          <table:table-cell table:style-name="Commands.D1" office:value-type="string">
            <text:p text:style-name="P14">Reply</text:p>
          </table:table-cell>
        </table:table-row>
        <table:table-row>
          <table:table-cell table:style-name="Commands.A2" office:value-type="string">
            <text:p text:style-name="P11">Identity</text:p>
          </table:table-cell>
          <table:table-cell table:style-name="Commands.A2" office:value-type="string">
            <text:p text:style-name="P12">I</text:p>
          </table:table-cell>
          <table:table-cell table:style-name="Commands.A2" office:value-type="string">
            <text:p text:style-name="P11">None.</text:p>
          </table:table-cell>
          <table:table-cell table:style-name="Commands.D2" office:value-type="string">
            <text:p text:style-name="P11">&lt;version&gt;&lt;serial&gt;&lt;product&gt;</text:p>
          </table:table-cell>
        </table:table-row>
        <table:table-row>
          <table:table-cell table:style-name="Commands.A3" office:value-type="string">
            <text:p text:style-name="P11">Status</text:p>
          </table:table-cell>
          <table:table-cell table:style-name="Commands.A3" office:value-type="string">
            <text:p text:style-name="P12">S</text:p>
          </table:table-cell>
          <table:table-cell table:style-name="Commands.A3" office:value-type="string">
            <text:p text:style-name="P11">None.</text:p>
          </table:table-cell>
          <table:table-cell table:style-name="Commands.D3" office:value-type="string">
            <text:p text:style-name="P11">&lt;state&gt;&lt;chips&gt;&lt;slaves&gt;&lt;workque&gt;</text:p>
            <text:p text:style-name="P11">&lt;workid&gt;&lt;temp&gt;&lt;fanspeed&gt;</text:p>
            <text:p text:style-name="P11">&lt;hashcount&gt;&lt;errorcount&gt;</text:p>
          </table:table-cell>
        </table:table-row>
        <table:table-row>
          <table:table-cell table:style-name="Commands.A3" office:value-type="string">
            <text:p text:style-name="P11">Config</text:p>
          </table:table-cell>
          <table:table-cell table:style-name="Commands.A3" office:value-type="string">
            <text:p text:style-name="P12">C</text:p>
          </table:table-cell>
          <table:table-cell table:style-name="Commands.A3" office:value-type="string">
            <text:p text:style-name="P11">&lt;hashclock&gt;&lt;temp target&gt;&lt;temp critical&gt;&lt;fan speed&gt; </text:p>
            <text:p text:style-name="P11">or 0 binary to query only.</text:p>
          </table:table-cell>
          <table:table-cell table:style-name="Commands.D3" office:value-type="string">
            <text:p text:style-name="P11">Updated data echoed back.</text:p>
          </table:table-cell>
        </table:table-row>
        <table:table-row>
          <table:table-cell table:style-name="Commands.A3" office:value-type="string">
            <text:p text:style-name="P11">Work</text:p>
          </table:table-cell>
          <table:table-cell table:style-name="Commands.A3" office:value-type="string">
            <text:p text:style-name="P12">W</text:p>
          </table:table-cell>
          <table:table-cell table:style-name="Commands.A3" office:value-type="string">
            <text:p text:style-name="P11">&lt;workid&gt;&lt;midstate&gt;&lt;data&gt;</text:p>
          </table:table-cell>
          <table:table-cell table:style-name="Commands.D3" office:value-type="string">
            <text:p text:style-name="P11">returns same as Status command</text:p>
          </table:table-cell>
        </table:table-row>
        <table:table-row>
          <table:table-cell table:style-name="Commands.A3" office:value-type="string">
            <text:p text:style-name="P11">Abort</text:p>
          </table:table-cell>
          <table:table-cell table:style-name="Commands.A3" office:value-type="string">
            <text:p text:style-name="P12">A</text:p>
          </table:table-cell>
          <table:table-cell table:style-name="Commands.A3" office:value-type="string">
            <text:p text:style-name="P11">None.</text:p>
          </table:table-cell>
          <table:table-cell table:style-name="Commands.D3" office:value-type="string">
            <text:p text:style-name="P11">returns same as Status command</text:p>
          </table:table-cell>
        </table:table-row>
        <table:table-row>
          <table:table-cell table:style-name="Commands.A3" office:value-type="string">
            <text:p text:style-name="P11">Enable</text:p>
          </table:table-cell>
          <table:table-cell table:style-name="Commands.A3" office:value-type="string">
            <text:p text:style-name="P12">E</text:p>
          </table:table-cell>
          <table:table-cell table:style-name="Commands.A3" office:value-type="string">
            <text:p text:style-name="P11">1 or 0</text:p>
          </table:table-cell>
          <table:table-cell table:style-name="Commands.D3" office:value-type="string">
            <text:p text:style-name="P11">returns same as Status command</text:p>
          </table:table-cell>
        </table:table-row>
        <table:table-row>
          <table:table-cell table:style-name="Commands.A8" office:value-type="string">
            <text:p text:style-name="P13">Result</text:p>
          </table:table-cell>
          <table:table-cell table:style-name="Commands.A8" office:value-type="string">
            <text:p text:style-name="P12">=</text:p>
          </table:table-cell>
          <table:table-cell table:style-name="Commands.A8" office:value-type="string">
            <text:p text:style-name="P11">None (not sent by host).</text:p>
          </table:table-cell>
          <table:table-cell table:style-name="Commands.D8" office:value-type="string">
            <text:p text:style-name="P11">&lt;workid&gt;&lt;nonce&gt;</text:p>
          </table:table-cell>
        </table:table-row>
      </table:table>
      <text:p text:style-name="P1"/>
      <text:p text:style-name="P1">The following data values are used above:</text:p>
      <text:p text:style-name="P1"/>
      <table:table table:name="DataValues" table:style-name="DataValues">
        <table:table-column table:style-name="DataValues.A"/>
        <table:table-column table:style-name="DataValues.B"/>
        <table:table-column table:style-name="DataValues.C"/>
        <table:table-row>
          <table:table-cell table:style-name="DataValues.A1" office:value-type="string">
            <text:p text:style-name="P14">Name</text:p>
          </table:table-cell>
          <table:table-cell table:style-name="DataValues.A1" office:value-type="string">
            <text:p text:style-name="P14">Data Type</text:p>
          </table:table-cell>
          <table:table-cell table:style-name="DataValues.C1" office:value-type="string">
            <text:p text:style-name="P14">Value</text:p>
          </table:table-cell>
        </table:table-row>
        <table:table-row>
          <table:table-cell table:style-name="DataValues.A2" office:value-type="string">
            <text:p text:style-name="P11">&lt;version&gt;</text:p>
          </table:table-cell>
          <table:table-cell table:style-name="DataValues.A2" office:value-type="string">
            <text:p text:style-name="P11">1 byte, binary</text:p>
          </table:table-cell>
          <table:table-cell table:style-name="DataValues.C2" office:value-type="string">
            <text:p text:style-name="P11">Protocol Version: high nibble:major, low nibble:minor</text:p>
          </table:table-cell>
        </table:table-row>
        <table:table-row>
          <table:table-cell table:style-name="DataValues.A2" office:value-type="string">
            <text:p text:style-name="P11">&lt;serial&gt;</text:p>
          </table:table-cell>
          <table:table-cell table:style-name="DataValues.A2" office:value-type="string">
            <text:p text:style-name="P11">4 byte, binary</text:p>
          </table:table-cell>
          <table:table-cell table:style-name="DataValues.C2" office:value-type="string">
            <text:p text:style-name="P11">Unique serial# as 32bit word.</text:p>
          </table:table-cell>
        </table:table-row>
        <table:table-row>
          <table:table-cell table:style-name="DataValues.A2" office:value-type="string">
            <text:p text:style-name="P11">&lt;product&gt;</text:p>
          </table:table-cell>
          <table:table-cell table:style-name="DataValues.A2" office:value-type="string">
            <text:p text:style-name="P11">StringZ.</text:p>
          </table:table-cell>
          <table:table-cell table:style-name="DataValues.C2" office:value-type="string">
            <text:p text:style-name="P11">Product Identifier eg. K1, K16, K64. Zero terminated. Max 8 chars.</text:p>
          </table:table-cell>
        </table:table-row>
        <table:table-row>
          <table:table-cell table:style-name="DataValues.A2" office:value-type="string">
            <text:p text:style-name="P11">&lt;state&gt;</text:p>
          </table:table-cell>
          <table:table-cell table:style-name="DataValues.A2" office:value-type="string">
            <text:p text:style-name="P11">1 character</text:p>
          </table:table-cell>
          <table:table-cell table:style-name="DataValues.C2" office:value-type="string">
            <text:p text:style-name="P11"><text:s/>I (initializing), R (ready for work), W (working), D (disabled).</text:p>
          </table:table-cell>
        </table:table-row>
        <table:table-row>
          <table:table-cell table:style-name="DataValues.A2" office:value-type="string">
            <text:p text:style-name="P11">&lt;chips&gt;</text:p>
          </table:table-cell>
          <table:table-cell table:style-name="DataValues.A2" office:value-type="string">
            <text:p text:style-name="P11">1 byte, binary</text:p>
          </table:table-cell>
          <table:table-cell table:style-name="DataValues.C2" office:value-type="string">
            <text:p text:style-name="P11">Count of chips on board (1 - 64).</text:p>
          </table:table-cell>
        </table:table-row>
        <table:table-row>
          <table:table-cell table:style-name="DataValues.A2" office:value-type="string">
            <text:p text:style-name="P11">&lt;slaves&gt;</text:p>
          </table:table-cell>
          <table:table-cell table:style-name="DataValues.A2" office:value-type="string">
            <text:p text:style-name="P11">1 byte, binary</text:p>
          </table:table-cell>
          <table:table-cell table:style-name="DataValues.C2" office:value-type="string">
            <text:p text:style-name="P11">Count of slaves connected to this board (0 – 112).</text:p>
          </table:table-cell>
        </table:table-row>
        <table:table-row>
          <table:table-cell table:style-name="DataValues.A2" office:value-type="string">
            <text:p text:style-name="P11">&lt;workqc&gt;</text:p>
          </table:table-cell>
          <table:table-cell table:style-name="DataValues.A2" office:value-type="string">
            <text:p text:style-name="P11">1 byte, binary</text:p>
          </table:table-cell>
          <table:table-cell table:style-name="DataValues.C2" office:value-type="string">
            <text:p text:style-name="P11">Number of work items in queue including current active job.</text:p>
          </table:table-cell>
        </table:table-row>
        <table:table-row>
          <table:table-cell table:style-name="DataValues.A2" office:value-type="string">
            <text:p text:style-name="P11">&lt;temp&gt;</text:p>
          </table:table-cell>
          <table:table-cell table:style-name="DataValues.A2" office:value-type="string">
            <text:p text:style-name="P11">1 byte, binary</text:p>
          </table:table-cell>
          <table:table-cell table:style-name="DataValues.C2" office:value-type="string">
            <text:p text:style-name="P11">Temperature value. Needs conversion to degC via calc or lookup table.</text:p>
          </table:table-cell>
        </table:table-row>
        <table:table-row>
          <table:table-cell table:style-name="DataValues.A2" office:value-type="string">
            <text:p text:style-name="P11">&lt;fan speed&gt;</text:p>
          </table:table-cell>
          <table:table-cell table:style-name="DataValues.A2" office:value-type="string">
            <text:p text:style-name="P11">1 byte, binary</text:p>
          </table:table-cell>
          <table:table-cell table:style-name="DataValues.C2" office:value-type="string">
            <text:p text:style-name="P11">Fan speed. Count of ticks for tach high period.</text:p>
          </table:table-cell>
        </table:table-row>
        <table:table-row>
          <table:table-cell table:style-name="DataValues.A2" office:value-type="string">
            <text:p text:style-name="P11">&lt;hashclock&gt;</text:p>
          </table:table-cell>
          <table:table-cell table:style-name="DataValues.A2" office:value-type="string">
            <text:p text:style-name="P11">2 bytes, binary</text:p>
          </table:table-cell>
          <table:table-cell table:style-name="DataValues.C2" office:value-type="string">
            <text:p text:style-name="P11">ASIC clock speed in 0.5 MHz steps, eg. 600 =&gt; 300MHz</text:p>
          </table:table-cell>
        </table:table-row>
        <text:soft-page-break/>
        <table:table-row>
          <table:table-cell table:style-name="DataValues.A2" office:value-type="string">
            <text:p text:style-name="P11">&lt;temp target&gt;</text:p>
          </table:table-cell>
          <table:table-cell table:style-name="DataValues.A2" office:value-type="string">
            <text:p text:style-name="P11">1 byte, binary</text:p>
          </table:table-cell>
          <table:table-cell table:style-name="DataValues.C2" office:value-type="string">
            <text:p text:style-name="P11">Temperature to maintain by adjusting fan speed. See temp conversion info.</text:p>
          </table:table-cell>
        </table:table-row>
        <table:table-row>
          <table:table-cell table:style-name="DataValues.A2" office:value-type="string">
            <text:p text:style-name="P11">&lt;temp critical&gt;</text:p>
          </table:table-cell>
          <table:table-cell table:style-name="DataValues.A2" office:value-type="string">
            <text:p text:style-name="P11">1 byte, binary</text:p>
          </table:table-cell>
          <table:table-cell table:style-name="DataValues.C2" office:value-type="string">
            <text:p text:style-name="P11">Temperature above which to disable work.</text:p>
          </table:table-cell>
        </table:table-row>
        <table:table-row>
          <table:table-cell table:style-name="DataValues.A2" office:value-type="string">
            <text:p text:style-name="P11">&lt;fan speed&gt;</text:p>
          </table:table-cell>
          <table:table-cell table:style-name="DataValues.A2" office:value-type="string">
            <text:p text:style-name="P11">1 byte, binary</text:p>
          </table:table-cell>
          <table:table-cell table:style-name="DataValues.C2" office:value-type="string">
            <text:p text:style-name="P11">Force fan speed, value 0-255 controls power to fan.</text:p>
          </table:table-cell>
        </table:table-row>
        <table:table-row>
          <table:table-cell table:style-name="DataValues.A2" office:value-type="string">
            <text:p text:style-name="P11">&lt;workid&gt;</text:p>
          </table:table-cell>
          <table:table-cell table:style-name="DataValues.A2" office:value-type="string">
            <text:p text:style-name="P11">1 byte, binary</text:p>
          </table:table-cell>
          <table:table-cell table:style-name="DataValues.C2" office:value-type="string">
            <text:p text:style-name="P11">Work ID, unique per device address.</text:p>
          </table:table-cell>
        </table:table-row>
        <table:table-row>
          <table:table-cell table:style-name="DataValues.A2" office:value-type="string">
            <text:p text:style-name="P11">&lt;midstate&gt;</text:p>
          </table:table-cell>
          <table:table-cell table:style-name="DataValues.A2" office:value-type="string">
            <text:p text:style-name="P11">32 bytes, binary</text:p>
          </table:table-cell>
          <table:table-cell table:style-name="DataValues.C2" office:value-type="string">
            <text:p text:style-name="P11">Midstate value to hash.</text:p>
          </table:table-cell>
        </table:table-row>
        <table:table-row>
          <table:table-cell table:style-name="DataValues.A2" office:value-type="string">
            <text:p text:style-name="P11">&lt;data&gt;</text:p>
          </table:table-cell>
          <table:table-cell table:style-name="DataValues.A2" office:value-type="string">
            <text:p text:style-name="P11">12 bytes, binary</text:p>
          </table:table-cell>
          <table:table-cell table:style-name="DataValues.C2" office:value-type="string">
            <text:p text:style-name="P11">Data value to hash.</text:p>
          </table:table-cell>
        </table:table-row>
        <table:table-row>
          <table:table-cell table:style-name="DataValues.A2" office:value-type="string">
            <text:p text:style-name="P11">&lt;hashcount&gt;</text:p>
          </table:table-cell>
          <table:table-cell table:style-name="DataValues.A2" office:value-type="string">
            <text:p text:style-name="P11">2 bytes, binary</text:p>
          </table:table-cell>
          <table:table-cell table:style-name="DataValues.C2" office:value-type="string">
            <text:p text:style-name="P11">Number of hashes completed as count of 256,000 hash units.</text:p>
          </table:table-cell>
        </table:table-row>
        <table:table-row>
          <table:table-cell table:style-name="DataValues.A2" office:value-type="string">
            <text:p text:style-name="P11">&lt;errorcount&gt;</text:p>
          </table:table-cell>
          <table:table-cell table:style-name="DataValues.A2" office:value-type="string">
            <text:p text:style-name="P11">2 byte, binary</text:p>
          </table:table-cell>
          <table:table-cell table:style-name="DataValues.C2" office:value-type="string">
            <text:p text:style-name="P11">Number of errors that occurred in result receiver.</text:p>
          </table:table-cell>
        </table:table-row>
        <table:table-row>
          <table:table-cell table:style-name="DataValues.A2" office:value-type="string">
            <text:p text:style-name="P11">&lt;nonce&gt;</text:p>
          </table:table-cell>
          <table:table-cell table:style-name="DataValues.A2" office:value-type="string">
            <text:p text:style-name="P11">4 bytes, binary</text:p>
          </table:table-cell>
          <table:table-cell table:style-name="DataValues.C2" office:value-type="string">
            <text:p text:style-name="P11">Result value of hashing.</text:p>
          </table:table-cell>
        </table:table-row>
      </table:table>
      <text:p text:style-name="P1"/>
      <text:p text:style-name="P1"/>
      <text:p text:style-name="P1">The provided ktest program allows manually testing commands and serves as a working example of very simple code to control the Klondike.</text:p>
      <text:p text:style-name="P1"/>
      <text:p text:style-name="P10">Preliminary Firmware Operation Details</text:p>
      <text:p text:style-name="P1"/>
      <text:p text:style-name="P9">( a more full description will follow once final development is completed )</text:p>
      <text:p text:style-name="P9"/>
      <text:p text:style-name="P2">Temperature</text:p>
      <text:p text:style-name="P1"/>
      <text:p text:style-name="P1">See Thermistor Lookup Table.ods for specific details of temperature conversion. The value returned by protocol data is an analog device reading (ADC) not deg C. A lookup table could be used but also in capable processors a conversion using the natural log <text:s/>function ( ln ) is easy.</text:p>
      <text:p text:style-name="P1"/>
      <text:p text:style-name="P1">From the thermistor datasheet we have,</text:p>
      <text:p text:style-name="P1"/>
      <text:p text:style-name="P1">deg C = 1 / ( 1 / (To + 273.15) <text:s/>+ ln(Rt/Ro) / 3987) – 273.15</text:p>
      <text:p text:style-name="P1"/>
      <text:p text:style-name="P1">where To is 25C, Ro is 2200, Rt is the thermistor resistance measured via the voltage divider network and given by</text:p>
      <text:p text:style-name="P1"/>
      <text:p text:style-name="P1">Rt = ADC * 1000 / (256 – ADC) and is independent of reference voltage.</text:p>
      <text:p text:style-name="P1"/>
      <text:p text:style-name="P2">ASIC Clock</text:p>
      <text:p text:style-name="P1"/>
      <text:p text:style-name="P1">ASIC clock speed is indicated in 0.5 MHz steps – double the MHz rate, eg. </text:p>
      <text:p text:style-name="P1"/>
      <text:p text:style-name="P1">282 → write 564</text:p>
      <text:p text:style-name="P1">300 → write 600</text:p>
      <text:p text:style-name="P1"/>
      <text:p text:style-name="P2">Fan Speed</text:p>
      <text:p text:style-name="P1"/>
      <text:p text:style-name="P1">Fan tachometer reading are the measured high period in 170uS ticks. Since the maximum is 255 ticks that means a high period of 43,350 uS. Since there are two tachometer periods per RPM with 50% duty cycle that makes the lowest possible RPM reading,</text:p>
      <text:p text:style-name="P1"/>
      <text:p text:style-name="P1">1/(0.043350 *2 *2) * 60 secs/minute = 346 RPM.</text:p>
      <text:p text:style-name="P1"/>
      <text:p text:style-name="P1">Below this it should report zero as a rollover clears the count.</text:p>
      <text:p text:style-name="P1"/>
      <text:p text:style-name="P1"/>
      <text:p text:style-name="P18">Hash Timer</text:p>
      <text:p text:style-name="P1"/>
      <text:p text:style-name="P1">The code uses Timer0 as a hash timer to predict when new work should be pushed and time how much work was done if aborted.</text:p>
      <text:p text:style-name="P1"/>
      <text:p text:style-name="P1">Timer0 runs off the instruction clock at 12 MHz with a DIV 256 prescaler, making each count 21.3 uS. A count is loaded into Timer0 depending on ASIC hash clock speed such that each rollover occurs at close to 256,000 hash cycles. This makes counting rollovers as “ticks” useful for counting large hash values to a resolution of 256,000 – and potentially more accurate if the Timer0 value is checked, though that is not currently implemented.</text:p>
      <text:p text:style-name="P1"/>
      <text:p text:style-name="P1">For example, at 282MHz clock a value of (256-42) is set for Timer0 which causes a tick every 896 uS. This corresponds closely with 282,000,000 / 256,000 hashes completed (actually 252,672 hashes). This tick is counted to determine when new work should be pushed to the ASIC chain. The work tick value is dependent on how many ASICs are populated on each board.</text:p>
      <text:p text:style-name="P1"/>
      <text:p text:style-name="P1">The work tick value is also counted up to 256 to provide a “Slow Tick” for various housekeeping tasks such as updating fan speed, temperature and toggling the activity LED.</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eta:initial-creator>
    <meta:creation-date>2013-05-19T11:38:36</meta:creation-date>
    <dc:date>2013-06-14T14:02:24</dc:date>
    <dc:creator>chris </dc:creator>
    <meta:editing-duration>PT20H33M10S</meta:editing-duration>
    <meta:editing-cycles>117</meta:editing-cycles>
    <meta:generator>LibreOffice/3.5$Linux_x86 LibreOffice_project/350m1$Build-2</meta:generator>
    <meta:document-statistic meta:table-count="3" meta:image-count="0" meta:object-count="0" meta:page-count="6" meta:paragraph-count="200" meta:word-count="1373" meta:character-count="7831" meta:non-whitespace-character-count="6646"/>
  </office:meta>
</office:document-meta>
</file>